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A6F6EB8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LucidaGrande" svg:font-family="LucidaGrande"/>
    <style:font-face style:name="OpenSymbol" svg:font-family="OpenSymbol"/>
    <style:font-face style:name="American Typewriter" svg:font-family="'American Typewriter'" style:font-adornments="Regular" style:font-family-generic="modern" style:font-pitch="fixed"/>
    <style:font-face style:name="DejaVu Sans Mono" svg:font-family="'DejaVu Sans Mono'" style:font-family-generic="modern" style:font-pitch="fixed"/>
    <style:font-face style:name="Lucida Grande1" svg:font-family="'Lucida Grande'" style:font-adornments="Bold" style:font-pitch="variable"/>
    <style:font-face style:name="Lucida Grande" svg:font-family="'Lucida Grande'" style:font-adornments="Regular" style:font-pitch="variable"/>
    <style:font-face style:name="Times New Roman" svg:font-family="'Times New Roman'"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595cm" fo:margin-left="0cm" fo:margin-right="-0.005cm" table:align="margins"/>
    </style:style>
    <style:style style:name="Table1.A" style:family="table-column">
      <style:table-column-properties style:column-width="3.916cm" style:rel-column-width="14585*"/>
    </style:style>
    <style:style style:name="Table1.B" style:family="table-column">
      <style:table-column-properties style:column-width="9.684cm" style:rel-column-width="36068*"/>
    </style:style>
    <style:style style:name="Table1.C" style:family="table-column">
      <style:table-column-properties style:column-width="3.995cm" style:rel-column-width="14882*"/>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margin-left="0cm" fo:margin-right="0cm" fo:text-indent="1.584cm" style:auto-text-indent="false">
        <style:tab-stops>
          <style:tab-stop style:position="1.584cm"/>
          <style:tab-stop style:position="8.795cm" style:type="center"/>
          <style:tab-stop style:position="17.59cm" style:type="right"/>
        </style:tab-stops>
      </style:paragraph-properties>
    </style:style>
    <style:style style:name="P2" style:family="paragraph" style:parent-style-name="Header">
      <style:paragraph-properties fo:margin-left="0cm" fo:margin-right="0cm" fo:text-indent="1.584cm" style:auto-text-indent="false">
        <style:tab-stops>
          <style:tab-stop style:position="1.584cm"/>
          <style:tab-stop style:position="8.795cm" style:type="center"/>
          <style:tab-stop style:position="17.59cm" style:type="right"/>
        </style:tab-stops>
      </style:paragraph-properties>
      <style:text-properties style:use-window-font-color="true" style:text-outline="false" style:text-position="0% 100%" style:font-name="LucidaGrande" fo:font-size="10pt" fo:letter-spacing="normal" style:text-underline-style="none" style:letter-kerning="false" style:font-name-asian="LucidaGrande" style:font-size-asian="10pt" style:font-name-complex="LucidaGrande" style:font-size-complex="10pt"/>
    </style:style>
    <style:style style:name="P3" style:family="paragraph" style:parent-style-name="Header2">
      <style:text-properties style:use-window-font-color="true" style:text-outline="false" style:text-position="0% 100%" style:font-name="LucidaGrande" fo:font-size="10pt" fo:letter-spacing="normal" style:text-underline-style="none" style:letter-kerning="false" style:font-name-asian="LucidaGrande" style:font-size-asian="10pt" style:font-name-complex="LucidaGrande" style:font-size-complex="10pt"/>
    </style:style>
    <style:style style:name="P4" style:family="paragraph" style:parent-style-name="Text_20_body">
      <style:text-properties style:font-name="Lucida Grande" fo:font-size="10pt"/>
    </style:style>
    <style:style style:name="P5" style:family="paragraph" style:parent-style-name="Standard">
      <style:text-properties fo:font-weight="bold" style:font-weight-asian="bold" style:font-weight-complex="bold"/>
    </style:style>
    <style:style style:name="P6" style:family="paragraph" style:parent-style-name="Table_20_Contents">
      <style:text-properties fo:font-weight="bold" style:font-weight-asian="bold" style:font-weight-complex="bold"/>
    </style:style>
    <style:style style:name="P7" style:family="paragraph" style:parent-style-name="Text_20_body" style:list-style-name="L3">
      <style:text-properties style:font-name="Lucida Grande" fo:font-size="10pt"/>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Standard" style:list-style-name="L2"/>
    <style:style style:name="P11" style:family="paragraph" style:parent-style-name="Standard">
      <style:text-properties fo:font-weight="bold" style:font-weight-asian="bold" style:font-weight-complex="bold"/>
    </style:style>
    <style:style style:name="P12" style:family="paragraph" style:parent-style-name="Standard">
      <style:text-properties fo:font-weight="normal" style:font-weight-asian="normal" style:font-weight-complex="normal"/>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lanification de projet de développement</text:h>
      <text:h text:style-name="Heading_20_2" text:outline-level="2">Mission du produit</text:h>
      <text:p text:style-name="Text_20_body">Offrir le squelette pour la gestion et le développement de site web. L'interface de programmation et de gestion doit permettre un intégration d'un interface graphique pour tout les étapes de gestion d'une site web. Le système permettra un programmation clair et efficace tout en offrant une utilisation la plus simple de l'industrie.</text:p>
      <text:h text:style-name="Heading_20_2" text:outline-level="2">Attentes des utilisateurs (User Stories)</text:h>
      <text:p text:style-name="Text_20_body"/>
      <text:h text:style-name="Heading_20_2" text:outline-level="2">Acteurs</text:h>
      <text:p text:style-name="Text_20_body">Développeurs</text:p>
      <text:h text:style-name="Heading_20_2" text:outline-level="2">Fonctionnalités</text:h>
      <text:p text:style-name="Text_20_body"/>
      <text:h text:style-name="Heading_20_2" text:outline-level="2">Objets</text:h>
      <text:p text:style-name="P8">Page</text:p>
      <text:p text:style-name="P9">L'objet model Page est le parent de tout les pages du cms. Permet la gestion du des menus, la génération de sitemap, recherche automatique.</text:p>
      <text:p text:style-name="P8">Components</text:p>
      <text:p text:style-name="Standard">Model qui représente un élément d'une page telle que du texte, une image, un vidéo.</text:p>
      <text:p text:style-name="Standard"/>
      <text:p text:style-name="P5">Widget</text:p>
      <text:p text:style-name="P12">Un model avec son propre template, propre field qui génére du html pour être inséré dans une page.</text:p>
      <text:h text:style-name="Heading_20_2" text:outline-level="2">Actions possibles de l'administrateur du site </text:h>
      <text:list xml:id="list982375960" text:style-name="L3">
        <text:list-item>
          <text:p text:style-name="P7">Création/modification/suppression de page</text:p>
        </text:list-item>
        <text:list-item>
          <text:p text:style-name="P7">Changer l'ordre des pages pour les menus</text:p>
        </text:list-item>
        <text:list-item>
          <text:p text:style-name="P7">Gérer le contenu (component)</text:p>
        </text:list-item>
        <text:list-item>
          <text:p text:style-name="P7">Gérer les widgets</text:p>
        </text:list-item>
      </text:list>
      <text:h text:style-name="Heading_20_2" text:outline-level="2">Actions possibles du lecteur </text:h>
      <text:p text:style-name="P4">S'abonner à un flux Atom/RSS</text:p>
      <text:p text:style-name="P4">Cliquer sur next/previous pour naviguer entre les nouvelles</text:p>
      <text:p text:style-name="P4">Sélectionner une catégorie ou une date</text:p>
      <text:h text:style-name="Heading_20_2" text:outline-level="2"><text:soft-page-break/>Tests de validation et de mesure</text:h>
      <text:h text:style-name="Heading_20_2" text:outline-level="2">Dictionnaire et terme des objets et action</text:h>
      <table:table table:name="Table1" table:style-name="Table1">
        <table:table-column table:style-name="Table1.A"/>
        <table:table-column table:style-name="Table1.B"/>
        <table:table-column table:style-name="Table1.C"/>
        <table:table-row>
          <table:table-cell table:style-name="Table1.A1" office:value-type="string">
            <text:p text:style-name="P6">Terme</text:p>
          </table:table-cell>
          <table:table-cell table:style-name="Table1.A1" office:value-type="string">
            <text:p text:style-name="P6">Définition</text:p>
          </table:table-cell>
          <table:table-cell table:style-name="Table1.C1" office:value-type="string">
            <text:p text:style-name="P6">Synonymes</text:p>
          </table:table-cell>
        </table:table-row>
        <table:table-row>
          <table:table-cell table:style-name="Table1.A2" office:value-type="string">
            <text:p text:style-name="Table_20_Contents">Page</text:p>
          </table:table-cell>
          <table:table-cell table:style-name="Table1.A2" office:value-type="string">
            <text:p text:style-name="Table_20_Contents">Représente une page, qui peux contenir plusieurs action. Exemple, une page de nouvelles, page de produits</text:p>
          </table:table-cell>
          <table:table-cell table:style-name="Table1.C2" office:value-type="string">
            <text:p text:style-name="Table_20_Contents"/>
          </table:table-cell>
        </table:table-row>
        <table:table-row>
          <table:table-cell table:style-name="Table1.A2" office:value-type="string">
            <text:p text:style-name="Table_20_Contents">Component</text:p>
          </table:table-cell>
          <table:table-cell table:style-name="Table1.A2" office:value-type="string">
            <text:p text:style-name="Table_20_Contents">Élément unique associé à une seule page. Comme du texte, image. La page s'occupe de sont intégration</text:p>
          </table:table-cell>
          <table:table-cell table:style-name="Table1.C2" office:value-type="string">
            <text:p text:style-name="Table_20_Contents"/>
          </table:table-cell>
        </table:table-row>
        <table:table-row>
          <table:table-cell table:style-name="Table1.A2" office:value-type="string">
            <text:p text:style-name="Table_20_Contents">Widget</text:p>
          </table:table-cell>
          <table:table-cell table:style-name="Table1.A2" office:value-type="string">
            <text:p text:style-name="Table_20_Contents">Élément ajouté à une page qui à ses propres propriété et qui est généré par l'application qui fourni le widget. </text:p>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Text_20_body"/>
      <text:h text:style-name="Heading_20_2" text:outline-level="2">Plan du produit</text:h>
      <text:p text:style-name="P5">Models</text:p>
      <text:p text:style-name="Standard">Page</text:p>
      <text:p text:style-name="Standard"/>
      <text:p text:style-name="Standard"/>
      <text:p text:style-name="P5">Managers</text:p>
      <text:p text:style-name="Standard">NewsManager</text:p>
      <text:list xml:id="list2089640502" text:style-name="L2">
        <text:list-item>
          <text:p text:style-name="P10">Override get_query_set afin de forcer la recherche de nouvelles publiées</text:p>
        </text:list-item>
      </text:list>
      <text:p text:style-name="Standard"/>
      <text:p text:style-name="P5">Apps third party</text:p>
      <text:p text:style-name="Standard"><text:a xlink:type="simple" xlink:href="http://code.google.com/p/django-values/">http://code.google.com/p/django-values/</text:a> (<text:a xlink:type="simple" xlink:href="http://github.com/sciyoshi/django-dbsettings">http://github.com/sciyoshi/django-dbsettings</text:a> compatible avec Django 1.0) ou <text:a xlink:type="simple" xlink:href="http://github.com/jabapyth/django-appsettings">http://github.com/jabapyth/django-appsettings</text:a></text:p>
      <text:p text:style-name="Standard"><text:a xlink:type="simple" xlink:href="http://code.google.com/p/django-tagging/">http://code.google.com/p/django-tagging/</text:a></text:p>
      <text:p text:style-name="Standard"/>
      <text:h text:style-name="Heading_20_2" text:outline-level="2">Tout autre éléments qui servent à augmenté la qualité du produit</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LucidaGrande" svg:font-family="LucidaGrande"/>
    <style:font-face style:name="OpenSymbol" svg:font-family="OpenSymbol"/>
    <style:font-face style:name="American Typewriter" svg:font-family="'American Typewriter'" style:font-adornments="Regular" style:font-family-generic="modern" style:font-pitch="fixed"/>
    <style:font-face style:name="DejaVu Sans Mono" svg:font-family="'DejaVu Sans Mono'" style:font-family-generic="modern" style:font-pitch="fixed"/>
    <style:font-face style:name="Lucida Grande1" svg:font-family="'Lucida Grande'" style:font-adornments="Bold" style:font-pitch="variable"/>
    <style:font-face style:name="Lucida Grande" svg:font-family="'Lucida Grande'" style:font-adornments="Regular" style:font-pitch="variable"/>
    <style:font-face style:name="Times New Roman" svg:font-family="'Times New Roman'"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ucida Grande" fo:font-size="10pt"/>
    </style:style>
    <style:style style:name="Heading" style:family="paragraph" style:parent-style-name="Standard" style:next-style-name="Text_20_body" style:class="text">
      <style:paragraph-properties fo:margin-top="0.423cm" fo:margin-bottom="0.212cm" fo:keep-with-next="always"/>
      <style:text-properties style:font-name="American Typewriter" fo:font-size="20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default-outline-level="1" style:list-style-name="List_20_1" style:class="list" style:master-page-name="">
      <style:paragraph-properties fo:margin-top="0cm" fo:margin-bottom="0.199cm" style:page-number="auto" fo:background-color="transparent" style:shadow="none">
        <style:tab-stops/>
        <style:background-image/>
      </style:paragraph-properties>
      <style:text-properties fo:font-size="10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style:shadow="none" text:number-lines="false" text:line-number="0">
        <style:tab-stops>
          <style:tab-stop style:position="8.795cm" style:type="center"/>
          <style:tab-stop style:position="17.59cm" style:type="right"/>
        </style:tab-stops>
      </style:paragraph-properties>
      <style:text-properties style:font-name="Lucida Grande" fo:font-size="11pt"/>
    </style:style>
    <style:style style:name="Footer" style:family="paragraph" style:parent-style-name="Standard" style:class="extra" style:master-page-name="">
      <style:paragraph-properties style:page-number="auto" text:number-lines="false" text:line-number="0">
        <style:tab-stops>
          <style:tab-stop style:position="8.795cm" style:type="center"/>
          <style:tab-stop style:position="17.59cm" style:type="right"/>
        </style:tab-stops>
      </style:paragraph-properties>
      <style:text-properties fo:color="#808080" fo:font-size="8pt"/>
    </style:style>
    <style:style style:name="Header2" style:family="paragraph" style:parent-style-name="Header">
      <style:paragraph-properties fo:margin-left="0cm" fo:margin-right="0cm" fo:text-indent="1.584cm" style:auto-text-indent="false">
        <style:tab-stops>
          <style:tab-stop style:position="1.584cm"/>
          <style:tab-stop style:position="8.795cm" style:type="center"/>
          <style:tab-stop style:position="17.59cm" style:type="right"/>
        </style:tab-stops>
      </style:paragraph-properties>
      <style:text-properties fo:font-size="10pt"/>
    </style:style>
    <style:style style:name="Heading_20_1" style:display-name="Heading 1" style:family="paragraph" style:parent-style-name="Heading" style:next-style-name="Text_20_body" style:default-outline-level="1" style:class="text">
      <style:text-properties fo:font-size="16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American Typewriter" fo:font-size="13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ucida Grande1" fo:font-size="12pt" fo:font-weight="normal" style:font-size-asian="14pt" style:font-weight-asian="bold" style:font-size-complex="14pt" style:font-weight-complex="bold"/>
    </style:style>
    <style:style style:name="List_20_1" style:display-name="List 1" style:family="paragraph" style:parent-style-name="List" style:class="list">
      <style:paragraph-properties fo:margin-left="0.635cm" fo:margin-right="0cm" fo:margin-top="0cm" fo:margin-bottom="0.199cm" fo:text-indent="-0.635cm" style:auto-text-indent="false"/>
    </style:style>
    <style:style style:name="List_20_1_20_Start" style:display-name="List 1 Start" style:family="paragraph" style:parent-style-name="List" style:class="list" style:master-page-name="">
      <style:paragraph-properties fo:margin-left="0.24cm" fo:margin-right="0cm" fo:margin-top="0.42cm" fo:margin-bottom="0.31cm" fo:text-indent="0cm" style:auto-text-indent="false" style:page-number="auto"/>
      <style:text-properties fo:font-size="10.5pt" fo:font-weight="bold"/>
    </style:style>
    <style:style style:name="List_20_1_20_End" style:display-name="List 1 End" style:family="paragraph" style:parent-style-name="List" style:class="list">
      <style:paragraph-properties fo:margin-left="0.635cm" fo:margin-right="0cm" fo:margin-top="0cm" fo:margin-bottom="0.52cm" fo:text-indent="-0.635cm" style:auto-text-indent="false"/>
    </style:style>
    <style:style style:name="Heading_20_4" style:display-name="Heading 4" style:family="paragraph" style:parent-style-name="Heading" style:next-style-name="Text_20_body" style:default-outline-level="4" style:class="text">
      <style:text-properties style:font-name="Lucida Grande1" fo:font-size="10.5pt" fo:font-style="normal"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1.584cm" style:auto-text-indent="false">
        <style:tab-stops>
          <style:tab-stop style:position="1.584cm"/>
          <style:tab-stop style:position="8.795cm" style:type="center"/>
          <style:tab-stop style:position="17.59cm" style:type="right"/>
        </style:tab-stops>
      </style:paragraph-properties>
    </style:style>
    <style:style style:name="MP2" style:family="paragraph" style:parent-style-name="Header2">
      <style:text-properties style:use-window-font-color="true" style:text-outline="false" style:text-position="0% 100%" style:font-name="LucidaGrande" fo:font-size="10pt" fo:letter-spacing="normal" style:text-underline-style="none" style:letter-kerning="false" style:font-name-asian="LucidaGrande" style:font-size-asian="10pt" style:font-name-complex="LucidaGrande" style:font-size-complex="10pt"/>
    </style:style>
    <style:style style:name="MP3" style:family="paragraph" style:parent-style-name="Header">
      <style:paragraph-properties fo:margin-left="0cm" fo:margin-right="0cm" fo:text-indent="1.584cm" style:auto-text-indent="false">
        <style:tab-stops>
          <style:tab-stop style:position="1.584cm"/>
          <style:tab-stop style:position="8.795cm" style:type="center"/>
          <style:tab-stop style:position="17.59cm" style:type="right"/>
        </style:tab-stops>
      </style:paragraph-properties>
      <style:text-properties style:use-window-font-color="true" style:text-outline="false" style:text-position="0% 100%" style:font-name="LucidaGrande" fo:font-size="10pt" fo:letter-spacing="normal" style:text-underline-style="none" style:letter-kerning="false" style:font-name-asian="LucidaGrande" style:font-size-asian="10pt" style:font-name-complex="LucidaGrande" style:font-size-complex="10pt"/>
    </style:style>
    <style:style style:name="Mfr1" style:family="graphic" style:parent-style-name="Graphics">
      <style:graphic-properties style:run-through="foreground" style:wrap="right"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141cm" fo:margin-bottom="0.914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958cm" fo:margin-left="0cm" fo:margin-right="0cm" fo:margin-bottom="0.499cm"/>
      </style:header-style>
      <style:footer-style>
        <style:header-footer-properties svg:height="0.88cm" fo:margin-left="0cm" fo:margin-right="0cm" fo:margin-top="0.499cm"/>
      </style:footer-style>
    </style:page-layout>
  </office:automatic-styles>
  <office:master-styles>
    <style:master-page style:name="Standard" style:page-layout-name="Mpm1">
      <style:header>
        <text:p text:style-name="MP1"><draw:frame draw:style-name="Mfr1" draw:name="graphics1" text:anchor-type="char" svg:x="0.025cm" svg:y="0cm" svg:width="1.281cm" svg:height="1.282cm" draw:z-index="1"><draw:image xlink:href="Pictures/100002010000008000000080A6F6EB87.png" xlink:type="simple" xlink:show="embed" xlink:actuate="onLoad"/></draw:frame>Vimba Inc</text:p>
        <text:p text:style-name="MP2">Technologies | Beauté pragmatique</text:p>
        <text:p text:style-name="MP3"/>
      </style:header>
      <style:footer>
        <text:p text:style-name="Footer">Copyright Vimba Inc.</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18T12:38:43</meta:creation-date>
    <meta:editing-duration>PT29H57M02S</meta:editing-duration>
    <meta:editing-cycles>74</meta:editing-cycles>
    <meta:generator>OpenOffice.org/3.2$Unix OpenOffice.org_project/320m12$Build-9483</meta:generator>
    <meta:initial-creator>Francis Lavoie</meta:initial-creator>
    <dc:date>2010-04-20T11:48:10</dc:date>
    <meta:document-statistic meta:table-count="1" meta:image-count="1" meta:object-count="0" meta:page-count="2" meta:paragraph-count="47" meta:word-count="301" meta:character-count="2036"/>
  </office:meta>
</office:document-meta>
</file>